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fo:background-color="#B7DEE8"/>
    </style:style>
    <style:style style:name="ce4" style:family="table-cell" style:parent-style-name="Default" style:data-style-name="N0">
      <style:text-properties fo:color="#FFFF00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22"/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30"/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4.25979166666667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2.88395833333333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3.14854166666667cm"/>
    </style:style>
    <style:style style:name="co14" style:family="table-column">
      <style:table-column-properties fo:break-before="auto" style:column-width="2.59291666666667cm"/>
    </style:style>
    <style:style style:name="co15" style:family="table-column">
      <style:table-column-properties fo:break-before="auto" style:column-width="3.413125cm"/>
    </style:style>
    <style:style style:name="co16" style:family="table-column">
      <style:table-column-properties fo:break-before="auto" style:column-width="3.78354166666667cm"/>
    </style:style>
    <style:style style:name="co17" style:family="table-column">
      <style:table-column-properties fo:break-before="auto" style:column-width="2.98979166666667cm"/>
    </style:style>
    <style:style style:name="co18" style:family="table-column">
      <style:table-column-properties fo:break-before="auto" style:column-width="3.96875cm" style:use-optimal-column-width="true"/>
    </style:style>
    <style:style style:name="co19" style:family="table-column">
      <style:table-column-properties fo:break-before="auto" style:column-width="2.85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00-lineimg2_png_log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42343203" table:style-name="ce1">
            <text:p>423432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80" table:style-name="ce1"/>
        </table:table-row>
        <table:table-row table:style-name="ro1">
          <table:table-cell office:value-type="float" office:value="666631" table:style-name="ce1">
            <text:p>66663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24324431544" table:style-name="ce1">
            <text:p>5.24324E+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653341555" table:style-name="ce1">
            <text:p>465334155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3354255" table:style-name="ce1">
            <text:p>335425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6.5333647555444403E+17" table:style-name="ce1">
            <text:p>6.53336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75540" table:style-name="ce1">
            <text:p>75540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2222" table:style-name="ce1">
            <text:p>3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62643" table:style-name="ce1">
            <text:p>662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522453" table:style-name="ce1">
            <text:p>325224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2541706" table:style-name="ce1">
            <text:p>3254170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3424604" table:style-name="ce1">
            <text:p>2342460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LANG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p00-lineimg3_png_log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443154" table:style-name="ce1">
            <text:p>62443154</text:p>
          </table:table-cell>
          <table:table-cell office:value-type="string" table:style-name="ce1">
            <text:p>ش</text:p>
          </table:table-cell>
          <table:table-cell table:number-columns-repeated="16382" table:style-name="ce1"/>
        </table:table-row>
        <table:table-row table:style-name="ro1">
          <table:table-cell office:value-type="float" office:value="45346713" table:style-name="ce1">
            <text:p>45346713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ط</text:p>
          </table:table-cell>
          <table:table-cell table:number-columns-repeated="2" table:style-name="ce1"/>
          <table:table-cell office:value-type="string" table:style-name="ce1">
            <text:p>huruf tho' gabung dengan tasydi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4443+03+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75746" table:style-name="ce1">
            <text:p>7574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cabangan lam<text:s/></text:p>
          </table:table-cell>
          <table:table-cell table:number-columns-repeated="16379"/>
        </table:table-row>
        <table:table-row table:style-name="ro1">
          <table:table-cell office:value-type="float" office:value="537544440" table:style-name="ce1">
            <text:p>53754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+43435256400+4564+5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sydid harusnya berada di atas ro'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-4-3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247566" table:style-name="ce1">
            <text:p>52475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23+42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4337272226" table:style-name="ce1">
            <text:p>4433727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5255554444446" table:style-name="ce1">
            <text:p>6.25256E+1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anya percabangan dengan alif<text:s/>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53" table:style-name="ce1">
            <text:p>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25+45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anya tasydid pada huruf lam</text:p>
          </table:table-cell>
          <table:table-cell table:number-columns-repeated="16379"/>
        </table:table-row>
        <table:table-row table:style-name="ro1">
          <table:table-cell office:value-type="float" office:value="33454142162" table:style-name="ce1">
            <text:p>3345414216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527" table:style-name="ce1">
            <text:p>452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43624714" table:style-name="ce1">
            <text:p>44362471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734722624-043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ا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ل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ا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float" office:value="24653" table:style-name="ce1">
            <text:p>24653</text:p>
          </table:table-cell>
          <table:table-cell office:value-type="string" table:style-name="ce1">
            <text:p>م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254-4+4</text:p>
          </table:table-cell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43+</text:p>
          </table:table-cell>
          <table:table-cell office:value-type="string" table:style-name="ce1">
            <text:p>ت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45-442</text:p>
          </table:table-cell>
          <table:table-cell office:value-type="string" table:style-name="ce1">
            <text:p>ب</text:p>
          </table:table-cell>
          <table:table-cell table:number-columns-repeated="16382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0-lineimg4_png_log" table:style-name="ta2">
        <table:table-column table:style-name="co4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5444+323321346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3424540035" table:style-name="ce1">
            <text:p>234245400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1543+335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322332415" table:style-name="ce1">
            <text:p>232233241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.32535346754444E+17" table:style-name="ce1">
            <text:p>2.32535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4352435" table:style-name="ce4">
            <text:p>4352435</text:p>
          </table:table-cell>
          <table:table-cell office:value-type="string" table:style-name="ce1">
            <text:p>ع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107216333355440" table:style-name="ce5">
            <text:p>3.10722E+1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ruf pegon lam tergabung dengan sho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753+43+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2436 <text:s/>5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33+2644+35+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233554444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2373754444" table:style-name="ce1">
            <text:p>423737544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371" table:style-name="ce6">
            <text:p>12371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5-4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-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36255342" table:style-name="ce1">
            <text:p>433625534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0557" table:style-name="ce1">
            <text:p>70557</text:p>
          </table:table-cell>
          <table:table-cell office:value-type="string" table:style-name="ce1">
            <text:p>tasydid</text:p>
          </table:table-cell>
          <table:table-cell table:number-columns-repeated="16382" table:style-name="ce1"/>
        </table:table-row>
        <table:table-row table:style-name="ro1">
          <table:table-cell office:value-type="float" office:value="7655145443" table:style-name="ce1">
            <text:p>76551454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665" table:style-name="ce1">
            <text:p>66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2+251544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35321353" table:style-name="ce1">
            <text:p>33532135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6" table:style-name="ro1">
          <table:table-cell table:number-columns-repeated="16384"/>
        </table:table-row>
      </table:table>
      <table:table table:name="p00-lineimg5_png_log" table:style-name="ta1">
        <table:table-column table:style-name="co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355735342" table:style-name="ce1">
            <text:p>35573534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nda plus nya dihilangkan karena percabangan tasydid harusnya berada di atas ya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56-333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office:value-type="float" office:value="272222223" table:style-name="ce1">
            <text:p>272222223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34524343 20017</text:p>
          </table:table-cell>
          <table:table-cell office:value-type="string" table:style-name="ce1">
            <text:p>ح</text:p>
          </table:table-cell>
          <table:table-cell table:number-columns-repeated="16382" table:style-name="ce1"/>
        </table:table-row>
        <table:table-row table:style-name="ro1">
          <table:table-cell office:value-type="float" office:value="424353573" table:style-name="ce1">
            <text:p>424353573</text:p>
          </table:table-cell>
          <table:table-cell office:value-type="string" table:style-name="ce1">
            <text:p>س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+5443</text:p>
          </table:table-cell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435243+4+53</text:p>
          </table:table-cell>
          <table:table-cell office:value-type="string" table:style-name="ce1">
            <text:p>ت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6+555454445</text:p>
          </table:table-cell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6243" table:style-name="ce1">
            <text:p>6243</text:p>
          </table:table-cell>
          <table:table-cell office:value-type="string" table:style-name="ce1">
            <text:p>ل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2+22+745</text:p>
          </table:table-cell>
          <table:table-cell office:value-type="string" table:style-name="ce1">
            <text:p>ل</text:p>
          </table:table-cell>
          <table:table-cell table:number-columns-repeated="16382" table:style-name="ce1"/>
        </table:table-row>
        <table:table-row table:style-name="ro1">
          <table:table-cell office:value-type="float" office:value="431347575" table:style-name="ce1">
            <text:p>431347575</text:p>
          </table:table-cell>
          <table:table-cell office:value-type="string" table:style-name="ce1">
            <text:p>ه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242+421</text:p>
          </table:table-cell>
          <table:table-cell office:value-type="string" table:style-name="ce1">
            <text:p>غ</text:p>
          </table:table-cell>
          <table:table-cell table:number-columns-repeated="16382" table:style-name="ce1"/>
        </table:table-row>
        <table:table-row table:style-name="ro1">
          <table:table-cell office:value-type="float" office:value="455" table:formula="msoxl:=421+34" table:style-name="ce1">
            <text:p>455</text:p>
          </table:table-cell>
          <table:table-cell office:value-type="string" table:style-name="ce1">
            <text:p>ف</text:p>
          </table:table-cell>
          <table:table-cell table:number-columns-repeated="16382" table:style-name="ce1"/>
        </table:table-row>
        <table:table-row table:style-name="ro1">
          <table:table-cell office:value-type="float" office:value="146453555443" table:style-name="ce1">
            <text:p>1.46454E+11</text:p>
          </table:table-cell>
          <table:table-cell office:value-type="string" table:style-name="ce1">
            <text:p>و</text:p>
          </table:table-cell>
          <table:table-cell table:number-columns-repeated="16382" table:style-name="ce1"/>
        </table:table-row>
        <table:table-row table:style-name="ro1">
          <table:table-cell office:value-type="float" office:value="455555332" table:style-name="ce1">
            <text:p>455555332</text:p>
          </table:table-cell>
          <table:table-cell office:value-type="string" table:style-name="ce1">
            <text:p>ر</text:p>
          </table:table-cell>
          <table:table-cell table:number-columns-repeated="16382" table:style-name="ce1"/>
        </table:table-row>
        <table:table-row table:style-name="ro1">
          <table:table-cell office:value-type="float" office:value="5555532" table:style-name="ce1">
            <text:p>5555532</text:p>
          </table:table-cell>
          <table:table-cell office:value-type="string" table:style-name="ce1">
            <text:p>ر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3214446" table:style-name="ce1">
            <text:p>3214446</text:p>
          </table:table-cell>
          <table:table-cell office:value-type="string" table:style-name="ce1">
            <text:p>ح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-530-34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4+5-41+45</text:p>
          </table:table-cell>
          <table:table-cell office:value-type="string" table:style-name="ce1">
            <text:p>م</text:p>
          </table:table-cell>
          <table:table-cell table:number-columns-repeated="2" table:style-name="ce1"/>
          <table:table-cell office:value-type="string" table:style-name="ce1">
            <text:p>titik pada ya' bercabang dengan mim</text:p>
          </table:table-cell>
          <table:table-cell table:number-columns-repeated="16379"/>
        </table:table-row>
        <table:table-row table:style-name="ro1">
          <table:table-cell office:value-type="float" office:value="3322222" table:style-name="ce1">
            <text:p>33222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66665140" table:style-name="ce1">
            <text:p>66665140</text:p>
          </table:table-cell>
          <table:table-cell office:value-type="string" table:style-name="ce1">
            <text:p>ل</text:p>
          </table:table-cell>
          <table:table-cell table:number-columns-repeated="16382" table:style-name="ce1"/>
        </table:table-row>
        <table:table-row table:style-name="ro1">
          <table:table-cell office:value-type="float" office:value="2233534" table:style-name="ce1">
            <text:p>2233534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26766151424" table:style-name="ce1">
            <text:p>26766151424</text:p>
          </table:table-cell>
          <table:table-cell office:value-type="string" table:style-name="ce1">
            <text:p>ل</text:p>
          </table:table-cell>
          <table:table-cell table:number-columns-repeated="16382"/>
        </table:table-row>
        <table:table-row table:style-name="ro1">
          <table:table-cell office:value-type="float" office:value="1535311172" table:style-name="ce1">
            <text:p>1535311172</text:p>
          </table:table-cell>
          <table:table-cell office:value-type="string" table:style-name="ce1">
            <text:p>ه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p00-lineimg6_png_log" table:style-name="ta1">
        <table:table-column table:style-name="co6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25365746 <text:s/>031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+0064 <text:s/>45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771131443 3222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4445" table:style-name="ce1">
            <text:p>54445</text:p>
          </table:table-cell>
          <table:table-cell office:value-type="string" table:style-name="ce1">
            <text:p>tasydid seharusnya ada di mim</text:p>
          </table:table-cell>
          <table:table-cell table:number-columns-repeated="16377"/>
        </table:table-row>
        <table:table-row table:style-name="ro1">
          <table:table-cell office:value-type="float" office:value="354543534553433" table:style-name="ce1">
            <text:p>3.54544E+1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55553223" table:style-name="ce1">
            <text:p>5555322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1515154" table:style-name="ce1">
            <text:p>1515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5234535775445" table:style-name="ce1">
            <text:p>5.52345E+1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55554444433" table:style-name="ce1">
            <text:p>6.25555E+1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+6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3657044" table:style-name="ce1">
            <text:p>336570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41201604" table:style-name="ce1">
            <text:p>24120160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253434305 <text:s/>010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62" table:style-name="ce1">
            <text:p>326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5635544432" table:style-name="ce1">
            <text:p>5563554443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643" table:style-name="ce1">
            <text:p>62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 dihilangkan karena terdapat percabangan dengan al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72+7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53566" table:style-name="ce1">
            <text:p>435356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43314" table:style-name="ce1">
            <text:p>4331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42422" table:style-name="ce1">
            <text:p>3424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8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423" table:style-name="ce1">
            <text:p>64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urufnya terputus</text:p>
          </table:table-cell>
          <table:table-cell table:number-columns-repeated="16378"/>
        </table:table-row>
        <table:table-row table:style-name="ro1">
          <table:table-cell office:value-type="float" office:value="55554" table:style-name="ce1">
            <text:p>555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+2451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756" table:style-name="ce1">
            <text:p>67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555534322" table:style-name="ce1">
            <text:p>45555343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31" table:style-name="ro1">
          <table:table-cell table:number-columns-repeated="16384"/>
        </table:table-row>
      </table:table>
      <table:table table:name="p00-lineimg7_png_log" table:style-name="ta2">
        <table:table-column table:style-name="co7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764355444+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266" table:style-name="ce1">
            <text:p>6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324" table:style-name="ce1">
            <text:p>632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3461444435" table:style-name="ce1">
            <text:p>534614444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223237" table:style-name="ce1">
            <text:p>3522323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7667254" table:style-name="ce1">
            <text:p>47667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3424-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3146321067414" table:style-name="ce1">
            <text:p>1.43146E+1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55054" table:style-name="ce1">
            <text:p>7550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55445416" table:style-name="ce1">
            <text:p>375544541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36541243-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+65577147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42314164" table:style-name="ce1">
            <text:p>442314164</text:p>
          </table:table-cell>
          <table:table-cell office:value-type="string" table:style-name="ce1">
            <text:p>ع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54-442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5443364" table:style-name="ce1">
            <text:p>6544336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6245440" table:style-name="ce1">
            <text:p>662454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2623236" table:style-name="ce1">
            <text:p>12262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34557-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423" table:style-name="ce6">
            <text:p>342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54" table:style-name="ce1">
            <text:p>6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+41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24+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43241435543" table:style-name="ce1">
            <text:p>3.43241E+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5421722" table:style-name="ce1">
            <text:p>3542172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p00-lineimg8_png_log" table:style-name="ta2">
        <table:table-column table:style-name="co8" table:default-cell-style-name="ce1"/>
        <table:table-column table:style-name="co2" table:number-columns-repeated="4" table:default-cell-style-name="ce1"/>
        <table:table-column table:style-name="co9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10" table:style-name="ce9">
            <text:p>TIDAK TERBACA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float" office:value="6.4541554443514696E+18" table:style-name="ce1">
            <text:p>6.45416E+18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624545" table:style-name="ce1">
            <text:p>66245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233706" table:style-name="ce1">
            <text:p>2223370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424" table:style-name="ce1">
            <text:p>64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535544444" table:style-name="ce1">
            <text:p>353554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315323+27 14317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4234163274544" table:style-name="ce1">
            <text:p>4.23416E+1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5524" table:style-name="ce1">
            <text:p>6255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5266" table:style-name="ce1">
            <text:p>225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543364556403" table:style-name="ce1">
            <text:p>5.43365E+11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-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222224" table:style-name="ce1">
            <text:p>222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+24443+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5555534242173" table:style-name="ce1">
            <text:p>5.55553E+1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number-columns-spanned="1" table:number-rows-spanned="2" table:style-name="ce9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54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42+4443545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5345725454" table:style-name="ce1">
            <text:p>4.35346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+5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ercabangan dengan ro'</text:p>
          </table:table-cell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p00-lineimg9_png_log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 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53555531432" table:style-name="ce1">
            <text:p>4.53556E+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743+74031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-35" table:style-name="ce1">
            <text:p>-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4433524" table:style-name="ce1">
            <text:p>5443352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6624" table:style-name="ce1">
            <text:p>6266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436347244" table:style-name="ce1">
            <text:p>4363472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.22203365554544E+17" table:style-name="ce1">
            <text:p>2.22203E+17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4232" table:style-name="ce1">
            <text:p>642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435223753" table:style-name="ce1">
            <text:p>34352237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63457753014" table:style-name="ce1">
            <text:p>4.36346E+1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53554421336" table:style-name="ce1">
            <text:p>3.53554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4555422" table:style-name="ce1">
            <text:p>45554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02433676-40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3441414325" table:style-name="ce1">
            <text:p>4344141432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545444440420140" table:style-name="ce1">
            <text:p>4.54544E+1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 pada ta' hilang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p00-lineimg10_png_log" table:style-name="ta1">
        <table:table-column table:style-name="co10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76366666667" table:style-name="ce1">
            <text:p>763666666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243434313+35455 <text:s/>2031335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+0544444</text:p>
          </table:table-cell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5344 <text:s/>0021313+63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54+53437 <text:s/>+553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6265" table:style-name="ce1">
            <text:p>6626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442" table:style-name="ce1">
            <text:p>4444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102222" table:style-name="ce1">
            <text:p>102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73662554" table:style-name="ce1">
            <text:p>73662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3372" table:style-name="ce1">
            <text:p>233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54737466701" table:style-name="ce1">
            <text:p>3.54737E+11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.3457343205555501E+17" table:style-name="ce1">
            <text:p>5.34573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11122" table:style-name="ce1">
            <text:p>111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46554432364" table:style-name="ce1">
            <text:p>6.46554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55541033" table:style-name="ce1">
            <text:p>62555410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3" table:style-name="ce9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label" table:style-name="ta3">
        <table:table-column table:style-name="co11" table:default-cell-style-name="ce10"/>
        <table:table-column table:style-name="co12" table:number-columns-repeated="6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0">
            <text:p>rasm2alpha</text:p>
          </table:table-cell>
          <table:table-cell office:value-type="string" table:style-name="ce10">
            <text:p>huruf</text:p>
          </table:table-cell>
          <table:table-cell office:value-type="string" table:style-name="ce10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0</text:span>-lineimg<text:span text:style-name="T2">0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223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4775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344+7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7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76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<text:span text:style-name="T2">graph</text:span>-p00-lineimg0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6667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661766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-lineimg0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4364142175545444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27643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35435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331546554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23553474004355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0">
            <text:p>524031022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46065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754442+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54+4012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76555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547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3567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33567-555443211+03+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+03+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5+7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65553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666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667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375445403457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65446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643344325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5554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34264424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43-315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4570165555217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4234+0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+40012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3+566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224+6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247755444401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55346544342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54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5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-3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540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0345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5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+7636554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55354440020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007171272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614454571767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453435037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+71+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-37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-0122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45477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450544-4425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547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5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5245771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754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614-443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534-44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110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431+0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644433+26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-5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7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5556666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54354434545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547555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02650644435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6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654535434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030234+523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644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32233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433266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6561564567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65615645676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254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3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46075544440" table:style-name="ce10">
            <text:p>3.46076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6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625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464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63654445431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735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0135-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2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5765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65443+</text:p>
          </table:table-cell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547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445706777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36-3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764440222226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14+560655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22644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23115545344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1112121151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kurangpas urutan branching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002223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4424-34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44343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4232040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223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7626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252355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-302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-5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7545033567+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3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7545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55553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+6440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544140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1646554442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4435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223" table:style-name="ce10">
            <text:p>4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651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6514+44+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54+444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6506465422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22220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6350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52466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15-35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2223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-336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573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2323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5353241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644-3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4+676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0322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3+71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-4443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233645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-4-2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7-3313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75454+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4+4040+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764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22220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52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56+6453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43+4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+6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-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6436436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513353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22310+111114214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534570055414403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031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3643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-432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434+6776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254+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5153453+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13557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762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543456-30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63644+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735227655444343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+5560123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7544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541544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43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-5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3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-4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574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76255535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7036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6464415+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613+65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-42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272+05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35314754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5+775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5234204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41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54677765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77554444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435553547403542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6070752344444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6445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-424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223236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742420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1424+436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735545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5+6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245-45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634657066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414+5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764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544-2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222224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54322+7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6775363373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6710655555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203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35346774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642420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5-41440311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2223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11+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43332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6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344143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2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3356663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542347454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364411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40322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537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754+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033+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403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+6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-43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554767366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00017017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01772702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313465555440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113565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535313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65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+620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55454636666665" table:style-name="ce10">
            <text:p>5.55455E+1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7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34745523144404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5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244+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740-0703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354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35-4432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371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6555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7544444420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321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+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413424105441542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421+51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3535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53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64454544431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555566533531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-4-334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0022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12434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-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356-0006555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14435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255663313+51227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535-344244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6222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-436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17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5756166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2442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+1222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15532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+55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607014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66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5404323542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45576626315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0+6347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34431457535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64643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055446547445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4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0555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763674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412233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6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55444430331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6060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5516651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03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65255+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3443775443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020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54+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55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543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3577544+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3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7577554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63557054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52544373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5601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03356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531133+46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473222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71660555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000014321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55747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4+7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57435535-3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354155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34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1707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+4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06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+13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43+5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5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+6065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5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45554321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0134522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76414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45-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35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3755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2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6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5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4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208" table:style-name="ro1">
          <table:table-cell table:number-columns-repeated="16384"/>
        </table:table-row>
      </table:table>
      <table:table table:name="p00-lineimg11_png_log" table:style-name="ta1">
        <table:table-column table:style-name="co13" table:default-cell-style-name="ce1"/>
        <table:table-column table:style-name="co2" table:number-columns-repeated="4" table:default-cell-style-name="ce1"/>
        <table:table-column table:style-name="co14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52344" table:style-name="ce1">
            <text:p>6523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52344" table:style-name="ce1">
            <text:p>6523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1331403356744" table:style-name="ce1">
            <text:p>4.13314E+1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52332325" table:style-name="ce1">
            <text:p>435233232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61544363" table:style-name="ce1">
            <text:p>76154436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7144-31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646665" table:style-name="ce1">
            <text:p>464666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523" table:style-name="ce1">
            <text:p>65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4453" table:style-name="ce1">
            <text:p>64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443" table:style-name="ce1">
            <text:p>54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52+7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4+2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552416" table:style-name="ce1">
            <text:p>555241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653" table:style-name="ce1">
            <text:p>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44522623" table:style-name="ce1">
            <text:p>3445226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25320" table:style-name="ce1">
            <text:p>32532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+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 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+452+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11">
            <text:p>anotasi 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00-lineimg12_png_log" table:style-name="ta1">
        <table:table-column table:style-name="co1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664341570" table:style-name="ce1">
            <text:p>66434157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646061435472+7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645745434 <text:s/>030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342634 <text:s/>32242+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+74544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22413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744342253+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213552173" table:style-name="ce1">
            <text:p>421355217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+363+434277400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4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456056" table:style-name="ce1">
            <text:p>64560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3+76513356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253645567311" table:style-name="ce1">
            <text:p>4.25365E+1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44436217" table:style-name="ce1">
            <text:p>4443621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755741434" table:style-name="ce1">
            <text:p>4755741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25143253" table:style-name="ce1">
            <text:p>42514325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627" table:style-name="ce1">
            <text:p>66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2+433 <text:s/>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graph wau terputus</text:p>
          </table:table-cell>
          <table:table-cell table:number-columns-repeated="16378"/>
        </table:table-row>
        <table:table-row table:style-name="ro1">
          <table:table-cell office:value-type="float" office:value="4435245205" table:style-name="ce1">
            <text:p>4435245205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13136337375 <text:s/>341434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222333-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p00-lineimg15_png_log" table:style-name="ta1">
        <table:table-column table:style-name="co16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756474457013" table:style-name="ce1">
            <text:p>7.56474E+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46466425" table:style-name="ce1">
            <text:p>44646642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string" table:style-name="ce1">
            <text:p>tasydid</text:p>
          </table:table-cell>
          <table:table-cell table:number-columns-repeated="16377"/>
        </table:table-row>
        <table:table-row table:style-name="ro1">
          <table:table-cell office:value-type="float" office:value="2.4364570575344499E+17" table:style-name="ce1">
            <text:p>2.43646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33424643434" table:style-name="ce1">
            <text:p>3342464343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2222644" table:style-name="ce1">
            <text:p>52222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2622333204" table:style-name="ce1">
            <text:p>4.32622E+11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3+4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342544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43+1+06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notasi hilang</text:p>
          </table:table-cell>
          <table:table-cell table:number-columns-repeated="16378" table:style-name="ce1"/>
        </table:table-row>
        <table:table-row table:style-name="ro1">
          <table:table-cell office:value-type="float" office:value="64423" table:style-name="ce1">
            <text:p>6442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65342442" table:style-name="ce1">
            <text:p>6534244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pada ta' tergabung di ghai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23+7+543620+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423+461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55555443322" table:style-name="ce1">
            <text:p>4.55555E+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6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202222" table:style-name="ce6">
            <text:p>7202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230217332" table:style-name="ce6">
            <text:p>32302173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2262635 <text:s/>2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644" table:style-name="ce1">
            <text:p>66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22451462044" table:style-name="ce1">
            <text:p>4.22451E+11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4153 2131+3227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67606" table:style-name="ce1">
            <text:p>5676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442464" table:style-name="ce1">
            <text:p>64424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44+44336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55572463146" table:style-name="ce1">
            <text:p>5.55572E+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.22332440777553E+18" table:style-name="ce1">
            <text:p>2.22332E+18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35+25431213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66671" table:style-name="ce1">
            <text:p>36667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36706435" table:style-name="ce1">
            <text:p>5367064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0-lineimg16_png_log" table:style-name="ta1">
        <table:table-column table:style-name="co17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66266" table:style-name="ce1">
            <text:p>6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62634" table:style-name="ce1">
            <text:p>626263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22224334" table:style-name="ce1">
            <text:p>5222243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212354+725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6545-44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32553 <text:s/>203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1435265" table:style-name="ce1">
            <text:p>314352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76266" table:style-name="ce1">
            <text:p>5762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float" office:value="6553034" table:style-name="ce1">
            <text:p>65530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.1222235524447202E+21" table:style-name="ce1">
            <text:p>4.12222E+2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43+5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6431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42424 <text:s/>60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24 <text:s/>3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47653415220" table:style-name="ce1">
            <text:p>4.47653E+1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0-lineimg17_png_log" table:style-name="ta1">
        <table:table-column table:style-name="co18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66464" table:style-name="ce1">
            <text:p>664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264 <text:s/>22234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2424 <text:s/>0217234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4-231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54633142415555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5644-332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453543654" table:style-name="ce1">
            <text:p>64535436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255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77555405" table:style-name="ce1">
            <text:p>7755540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float" office:value="62464" table:style-name="ce1">
            <text:p>624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511323" table:style-name="ce1">
            <text:p>5113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2225224631552207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43544464637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float" office:value="25554543466" table:style-name="ce1">
            <text:p>2555454346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524-44337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5543536" table:style-name="ce1">
            <text:p>655435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457615434424624 <text:s/>32+43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51223213065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float" office:value="33122" table:style-name="ce1">
            <text:p>331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6655" table:style-name="ce1">
            <text:p>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float" office:value="52442543" table:style-name="ce1">
            <text:p>52442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32525555442+743563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titik ta' berada diatas wa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55-25453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23+56675713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2435203454" table:style-name="ce1">
            <text:p>24352034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35344454444437321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lookup" table:style-name="ta3">
        <table:table-column table:style-name="co12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p00-lineimg18_png_log" table:style-name="ta1">
        <table:table-column table:style-name="co19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654-47-324314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754341" table:style-name="ce1">
            <text:p>75434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style-name="ce12"/>
          <table:table-cell table:number-columns-repeated="16380" table:style-name="ce1"/>
        </table:table-row>
        <table:table-row table:style-name="ro1">
          <table:table-cell office:value-type="string" table:style-name="ce12">
            <text:p>4524655636111721321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style-name="ce12"/>
          <table:table-cell table:number-columns-repeated="16380" table:style-name="ce1"/>
        </table:table-row>
        <table:table-row table:style-name="ro1">
          <table:table-cell office:value-type="string" table:style-name="ce1">
            <text:p>65543+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style-name="ce12"/>
          <table:table-cell table:number-columns-repeated="16380" table:style-name="ce1"/>
        </table:table-row>
        <table:table-row table:style-name="ro1">
          <table:table-cell office:value-type="float" office:value="154437" table:style-name="ce1">
            <text:p>1544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style-name="ce12"/>
          <table:table-cell table:number-columns-repeated="16380" table:style-name="ce1"/>
        </table:table-row>
        <table:table-row table:style-name="ro1">
          <table:table-cell office:value-type="string" table:style-name="ce1">
            <text:p>764645354 <text:s/>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3+606634533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45353" table:style-name="ce1">
            <text:p>6453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434" table:style-name="ce1">
            <text:p>543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122+403+4+665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ta' berada di atas hurug gha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341334+5636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35555453" table:style-name="ce1">
            <text:p>3355554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44253233311417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4356" table:style-name="ce1">
            <text:p>4435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65644" table:style-name="ce1">
            <text:p>6665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42246314521740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4646222205" table:style-name="ce1">
            <text:p>34646222205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14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676160" table:style-name="ce1">
            <text:p>56761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database-ranges>
        <table:database-range table:target-range-address="label.A2:label.B368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21">
      <number:day/>
      <number:text>-</number:text>
      <number:month number:textual="true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ENOVO</meta:initial-creator>
    <dc:creator>LENOVO</dc:creator>
    <meta:creation-date>2024-07-22T10:29:56Z</meta:creation-date>
    <dc:date>2024-09-23T09:08:24Z</dc:date>
    <meta:editing-cycles>29</meta:editing-cycles>
    <meta:editing-duration>PT126452S</meta:editing-duration>
  </office:meta>
</office:document-meta>
</file>